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6" style:family="paragraph" style:parent-style-name="Heading_20_1" style:list-style-name="WWNum1"/>
    <style:style style:name="P27" style:family="paragraph" style:parent-style-name="Heading_20_1" style:list-style-name="WWNum1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Introducción a Docker</text:span><text:span text:style-name="T2"><text:line-break/></text:span><text:span text:style-name="T3">UD 06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5"><draw:frame draw:style-name="fr1" draw:name="image2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/>
      <text:p text:style-name="P10"><text:span text:style-name="T9"><text:s/>💬</text:span> <text:span text:style-name="T10">Interesante</text:span></text:p>
      <text:p text:style-name="P12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7">1. Introducción<text:tab/>3</text:span></text:a></text:p>
          <text:p text:style-name="P14"><text:a xlink:type="simple" xlink:href="#_vyhbfp4t666x" text:style-name="Index_20_Link" text:visited-style-name="Index_20_Link"><text:span text:style-name="T17">2. Entrega “Caso práctico 1”<text:tab/>3</text:span></text:a></text:p>
          <text:p text:style-name="P14"><text:a xlink:type="simple" xlink:href="#_ow4x0s724zlg" text:style-name="Index_20_Link" text:visited-style-name="Index_20_Link"><text:span text:style-name="T17">3. Entrega “Caso práctico 2”<text:tab/>3</text:span></text:a></text:p>
          <text:p text:style-name="P14"><text:a xlink:type="simple" xlink:href="#_zer127gbm0zw" text:style-name="Index_20_Link" text:visited-style-name="Index_20_Link"><text:span text:style-name="T17">4. Entrega “Caso práctico 3”<text:tab/>3</text:span></text:a></text:p>
          <text:p text:style-name="P14"><text:a xlink:type="simple" xlink:href="#_x5m1zmodwwne" text:style-name="Index_20_Link" text:visited-style-name="Index_20_Link"><text:span text:style-name="T17">5. Entrega “Caso práctico 4”<text:tab/>3</text:span></text:a></text:p>
          <text:p text:style-name="P14"><text:a xlink:type="simple" xlink:href="#_pehg5q1zs1w" text:style-name="Index_20_Link" text:visited-style-name="Index_20_Link"><text:span text:style-name="T17">6. Entrega “Caso práctico 5”<text:tab/>3</text:span></text:a></text:p>
          <text:p text:style-name="P14"><text:a xlink:type="simple" xlink:href="#_in8kugqg9qc7" text:style-name="Index_20_Link" text:visited-style-name="Index_20_Link"><text:span text:style-name="T17">7. Entrega “Caso práctico 6”<text:tab/>3</text:span></text:a></text:p>
          <text:p text:style-name="P14"><text:a xlink:type="simple" xlink:href="#_wtl3mq6jbjl7" text:style-name="Index_20_Link" text:visited-style-name="Index_20_Link"><text:span text:style-name="T17">8. Entrega “Caso práctico 7”<text:tab/>3</text:span></text:a></text:p>
          <text:p text:style-name="P14"><text:a xlink:type="simple" xlink:href="#_69wu4dwpu7g4" text:style-name="Index_20_Link" text:visited-style-name="Index_20_Link"><text:span text:style-name="T17">9. Entrega “Caso práctico 8”<text:tab/>3</text:span></text:a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4">UD06. Actividades entregables</text:span></text:p>
      <text:list xml:id="list1329233740" text:style-name="WWNum1">
        <text:list-item>
          <text:p text:style-name="P27"><text:bookmark text:name="_dbh0n1vac4c8"/>Introducción</text:p>
        </text:list-item>
      </text:list>
      <text:p text:style-name="P11">En esta unidad debes entregar un PDF/ODT <text:span text:style-name="T18">donde elijas 2 de los 8 casos prácticos</text:span> y demuestres su realización. A continuación indicamos que entregar en cada uno de los casos prácticos.</text:p>
      <text:p text:style-name="P11"/>
      <text:p text:style-name="P10"><text:soft-page-break/><text:span text:style-name="T11"><text:s/>❕</text:span><text:span text:style-name="T12"> </text:span><text:span text:style-name="T10">Atención:</text:span> por si tu mente se lo ha saltado… <text:span text:style-name="T10">¡Solo 2 de los 8 casos prácticos!</text:span> :)</text:p>
      <text:list xml:id="list152444407084555" text:continue-numbering="true" text:style-name="WWNum1">
        <text:list-item>
          <text:p text:style-name="P27"><text:bookmark text:name="_vyhbfp4t666x"/>Entrega “Caso práctico 1”</text:p>
        </text:list-item>
      </text:list>
      <text:p text:style-name="P11">Adjunta una captura donde se muestre que has lanzado “<text:span text:style-name="T19">Docker Compose</text:span>” y Wordpress funciona.</text:p>
      <text:list xml:id="list152444274217695" text:continue-numbering="true" text:style-name="WWNum1">
        <text:list-item>
          <text:p text:style-name="P27"><text:bookmark text:name="_ow4x0s724zlg"/>Entrega “Caso práctico 2”</text:p>
        </text:list-item>
      </text:list>
      <text:p text:style-name="P11">Adjunta una captura donde se muestre que has lanzado “<text:span text:style-name="T19">Docker Compose</text:span>”, creado la aplicación Django y que dicha aplicación está funcionando.</text:p>
      <text:list xml:id="list152445679897974" text:continue-numbering="true" text:style-name="WWNum1">
        <text:list-item>
          <text:p text:style-name="P27"><text:bookmark text:name="_zer127gbm0zw"/>Entrega “Caso práctico 3”</text:p>
        </text:list-item>
      </text:list>
      <text:p text:style-name="P11">Adjunta una captura donde se muestre que con “<text:span text:style-name="T19">Docker Compose</text:span>” has lanzado el servicio escalando los servidores Apache y ver que se sirven correctamente.</text:p>
      <text:list xml:id="list152444632448884" text:continue-numbering="true" text:style-name="WWNum1">
        <text:list-item>
          <text:p text:style-name="P26"><text:bookmark text:name="_x5m1zmodwwne"/>Entrega “Caso práctico 4”</text:p>
        </text:list-item>
      </text:list>
      <text:p text:style-name="Standard">Adjunta una captura donde se muestre que con “<text:span text:style-name="T19">Docker Compose</text:span>” funciona “Whisper Web” correctamente.</text:p>
      <text:list xml:id="list152444156710131" text:continue-numbering="true" text:style-name="WWNum1">
        <text:list-item>
          <text:p text:style-name="P26"><text:bookmark text:name="_pehg5q1zs1w"/>Entrega “Caso práctico 5”</text:p>
        </text:list-item>
      </text:list>
      <text:p text:style-name="Standard">Adjunta una captura donde se muestre que con “<text:span text:style-name="T19">Docker Compose</text:span>” has lanzado el servicio del bot de Telegram y una captura del bot funcionando.</text:p>
      <text:list xml:id="list152445883039422" text:continue-numbering="true" text:style-name="WWNum1">
        <text:list-item>
          <text:p text:style-name="P26"><text:bookmark text:name="_in8kugqg9qc7"/>Entrega “Caso práctico 6”</text:p>
        </text:list-item>
      </text:list>
      <text:p text:style-name="P25"><text:span text:style-name="T11"><text:s/>❕</text:span><text:span text:style-name="T12"> </text:span><text:span text:style-name="T10">Atención: </text:span>para este caso práctico necesitarás una buena CPU, una buena GPU, al menos 16 GB de RAM y 30 GB de espacio disponible. <text:span text:style-name="T20">Si no es así, no intentes realizar el caso práctico.</text:span></text:p>
      <text:p text:style-name="Standard">Adjunta una captura donde se muestre que con “<text:span text:style-name="T19">Docker Compose</text:span>” que funciona Stable Diffusion. </text:p>
      <text:list xml:id="list152445165499630" text:continue-numbering="true" text:style-name="WWNum1">
        <text:list-item>
          <text:p text:style-name="P26"><text:bookmark text:name="_wtl3mq6jbjl7"/>Entrega “Caso práctico 7”</text:p>
        </text:list-item>
      </text:list>
      <text:p text:style-name="Standard">Adjunta una captura donde se muestre que con “<text:span text:style-name="T19">Docker Compose</text:span>” has lanzado el servicio de Odoo y una captura de Odo funcionando.</text:p>
      <text:list xml:id="list152445523724661" text:continue-numbering="true" text:style-name="WWNum1">
        <text:list-item>
          <text:p text:style-name="P26"><text:bookmark text:name="_69wu4dwpu7g4"/>Entrega “Caso práctico 8”</text:p>
        </text:list-item>
      </text:list>
      <text:p text:style-name="Standard">Adjunta una captura donde se muestre que con “<text:span text:style-name="T19">Docker Compose</text:span>” funciona el servicio de DeepSeek R1 (Ollama) y Open WebU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Actividades entregables</text:span></text:p>
      </style:header>
      <style:footer>
        <text:p text:style-name="MP4"><text:span text:style-name="MT1">Curso Introducción a Docker<text:tab/><text:tab/>UD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5" meta:word-count="433" meta:character-count="2589" meta:non-whitespace-character-count="2198"/>
    <meta:generator>LibreOfficeDev/6.0.5.2$Linux_X86_64 LibreOffice_project/</meta:generator>
  </office:meta>
</office:document-meta>
</file>